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">
      <style:table-properties style:width="16.484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5.491cm"/>
    </style:style>
    <style:style style:name="Таблица1.B" style:family="table-column">
      <style:table-column-properties style:column-width="7.751cm"/>
    </style:style>
    <style:style style:name="Таблица1.C" style:family="table-column">
      <style:table-column-properties style:column-width="3.2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4.068cm" fo:keep-together="auto"/>
    </style:style>
    <style:style style:name="Таблица1.C3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style:min-row-height="3.251cm" fo:keep-together="auto"/>
    </style:style>
    <style:style style:name="Таблица1.5" style:family="table-row">
      <style:table-row-properties style:min-row-height="2.379cm" fo:keep-together="auto"/>
    </style:style>
    <style:style style:name="Таблица1.6" style:family="table-row">
      <style:table-row-properties style:min-row-height="0.746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Text_20_body">
      <loext:graphic-properties draw:fill="none"/>
      <style:paragraph-properties fo:margin-left="0.199cm" fo:margin-right="0.191cm" fo:margin-top="0.249cm" fo:margin-bottom="0cm" style:contextual-spacing="false" fo:line-height="108%" fo:text-align="start" style:justify-single-word="false" fo:orphans="2" fo:widows="2" fo:text-indent="1.101cm" style:auto-text-indent="false" fo:background-color="transparent" style:writing-mode="lr-tb"/>
      <style:text-properties fo:color="#000000" loext:opacity="100%" officeooo:paragraph-rsid="000625db"/>
    </style:style>
    <style:style style:name="P3" style:family="paragraph" style:parent-style-name="Standard">
      <loext:graphic-properties draw:fill="none"/>
      <style:paragraph-properties fo:margin-left="0.199cm" fo:margin-right="0.169cm" fo:margin-top="0cm" fo:margin-bottom="0cm" style:contextual-spacing="false" fo:line-height="100%" fo:text-align="start" style:justify-single-word="false" fo:orphans="2" fo:widows="2" fo:text-indent="1.169cm" style:auto-text-indent="false" fo:background-color="transparent" style:writing-mode="lr-tb"/>
      <style:text-properties style:font-name="Liberation Serif" fo:font-size="10pt" officeooo:paragraph-rsid="000b1a7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99cm" fo:margin-right="0.169cm" fo:margin-top="0cm" fo:margin-bottom="0cm" style:contextual-spacing="false" fo:line-height="100%" fo:text-align="start" style:justify-single-word="false" fo:orphans="2" fo:widows="2" fo:text-indent="1.169cm" style:auto-text-indent="false" fo:background-color="transparent" style:writing-mode="lr-tb"/>
      <style:text-properties style:font-name="Liberation Serif" fo:font-size="10pt" officeooo:paragraph-rsid="00178645" style:font-size-asian="10pt" style:font-size-complex="10pt"/>
    </style:style>
    <style:style style:name="P5" style:family="paragraph" style:parent-style-name="Text_20_body">
      <loext:graphic-properties draw:fill="none"/>
      <style:paragraph-properties fo:margin-left="0.199cm" fo:margin-right="0.169cm" fo:margin-top="0.247cm" fo:margin-bottom="0cm" style:contextual-spacing="false" fo:line-height="110%" fo:text-align="start" style:justify-single-word="false" fo:orphans="2" fo:widows="2" fo:text-indent="1.169cm" style:auto-text-indent="false" fo:background-color="transparent" style:writing-mode="lr-tb"/>
      <style:text-properties officeooo:paragraph-rsid="00130a1c"/>
    </style:style>
    <style:style style:name="P6" style:family="paragraph" style:parent-style-name="Text_20_body">
      <style:paragraph-properties fo:margin-left="0.203cm" fo:margin-right="0.182cm" fo:margin-top="0.166cm" fo:margin-bottom="0cm" style:contextual-spacing="false" fo:line-height="110%" fo:text-indent="1.171cm" style:auto-text-indent="false"/>
      <style:text-properties officeooo:paragraph-rsid="000ecdf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en" fo:country="US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text-properties style:font-name="Times New Roman" fo:font-size="9pt" fo:language="en" fo:country="US" style:font-size-asian="9pt" style:font-name-complex="Times New Roman1" style:font-size-complex="9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0pt" officeooo:paragraph-rsid="001c4e7b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0%" fo:text-align="start" style:justify-single-word="false" fo:orphans="2" fo:widows="2" fo:text-indent="0cm" style:auto-text-indent="false" fo:background-color="transparent" style:writing-mode="lr-tb"/>
      <style:text-properties fo:color="#000000" loext:opacity="100%" fo:font-size="10pt" officeooo:paragraph-rsid="000ecdfd" fo:background-color="#00ffff" style:font-size-asian="10pt" style:font-size-complex="10pt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000000" loext:opacity="100%" fo:font-size="10pt" officeooo:paragraph-rsid="0011fdc2" fo:background-color="#00ff00" style:font-size-asian="10pt" style:font-size-complex="10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0pt" fo:language="en" fo:country="US" officeooo:paragraph-rsid="0011fdc2" fo:background-color="#00ff00" style:font-size-asian="10pt" style:font-name-complex="Times New Roman1" style:font-size-complex="10p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000000" loext:opacity="100%" officeooo:paragraph-rsid="0011fdc2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0%" fo:text-align="start" style:justify-single-word="false" fo:orphans="2" fo:widows="2" fo:text-indent="0cm" style:auto-text-indent="false" fo:background-color="transparent" style:writing-mode="lr-tb"/>
      <style:text-properties officeooo:paragraph-rsid="000ecdf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0%" fo:text-align="start" style:justify-single-word="false" fo:orphans="2" fo:widows="2" fo:text-indent="0cm" style:auto-text-indent="false" fo:background-color="transparent" style:writing-mode="lr-tb"/>
      <style:text-properties officeooo:paragraph-rsid="001c4e7b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63f83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2pt" fo:language="en" fo:country="US" fo:font-style="italic" officeooo:rsid="000837a1" style:font-size-asian="12pt" style:font-style-asian="italic" style:font-name-complex="Times New Roman1" style:font-size-complex="12pt"/>
    </style:style>
    <style:style style:name="T7" style:family="text">
      <style:text-properties style:font-name="Times New Roman" fo:font-size="12pt" fo:language="en" fo:country="US" fo:font-style="italic" officeooo:rsid="0011fdc2" style:font-size-asian="12pt" style:font-style-asian="italic" style:font-name-complex="Times New Roman1" style:font-size-complex="12pt"/>
    </style:style>
    <style:style style:name="T8" style:family="text">
      <style:text-properties style:font-name="Times New Roman" fo:font-size="12pt" fo:language="en" fo:country="US" fo:font-style="italic" officeooo:rsid="001c4e7b" style:font-size-asian="12pt" style:font-style-asian="italic" style:font-name-complex="Times New Roman1" style:font-size-complex="12pt"/>
    </style:style>
    <style:style style:name="T9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0pt" fo:language="en" fo:country="US" fo:font-weight="bold" style:font-size-asian="10pt" style:font-weight-asian="bold" style:font-name-complex="Times New Roman1" style:font-size-complex="10pt"/>
    </style:style>
    <style:style style:name="T12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3" style:family="text">
      <style:text-properties style:font-name="Times New Roman" fo:font-size="10pt" fo:language="en" fo:country="US" fo:background-color="#00ff00" loext:char-shading-value="0" style:font-size-asian="10pt" style:font-name-complex="Times New Roman1" style:font-size-complex="10pt"/>
    </style:style>
    <style:style style:name="T14" style:family="text">
      <style:text-properties style:font-name="Times New Roman" fo:font-size="10pt" fo:letter-spacing="0.002cm" fo:language="en" fo:country="US" style:font-size-asian="10pt" style:font-name-complex="Times New Roman1" style:font-size-complex="10pt"/>
    </style:style>
    <style:style style:name="T15" style:family="text">
      <style:text-properties style:font-name="Times New Roman" fo:font-size="10pt" fo:letter-spacing="-0.034cm" fo:language="en" fo:country="US" style:font-size-asian="10pt" style:font-name-complex="Times New Roman1" style:font-size-complex="10pt"/>
    </style:style>
    <style:style style:name="T16" style:family="text">
      <style:text-properties style:font-name="Times New Roman" fo:font-size="10pt" fo:letter-spacing="-0.034cm" fo:language="en" fo:country="US" fo:background-color="#00ff00" loext:char-shading-value="0" style:font-size-asian="10pt" style:font-name-complex="Times New Roman1" style:font-size-complex="10pt"/>
    </style:style>
    <style:style style:name="T17" style:family="text">
      <style:text-properties style:font-name="Times New Roman" fo:font-size="10pt" fo:letter-spacing="-0.035cm" fo:language="en" fo:country="US" style:font-size-asian="10pt" style:font-name-complex="Times New Roman1" style:font-size-complex="10pt"/>
    </style:style>
    <style:style style:name="T18" style:family="text">
      <style:text-properties style:font-name="Times New Roman" fo:font-size="10pt" fo:letter-spacing="-0.157cm" fo:language="en" fo:country="US" style:font-size-asian="10pt" style:font-name-complex="Times New Roman1" style:font-size-complex="10pt"/>
    </style:style>
    <style:style style:name="T19" style:family="text">
      <style:text-properties style:font-name="Times New Roman" fo:font-size="10pt" fo:letter-spacing="-0.037cm" fo:language="en" fo:country="US" style:font-size-asian="10pt" style:font-name-complex="Times New Roman1" style:font-size-complex="10pt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9pt" fo:language="en" fo:country="US" style:font-size-asian="9pt" style:font-name-complex="Times New Roman1" style:font-size-complex="9pt"/>
    </style:style>
    <style:style style:name="T22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23" style:family="text">
      <style:text-properties fo:color="#ff0000" loext:opacity="100%"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24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/>
    </style:style>
    <style:style style:name="T25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106%"/>
    </style:style>
    <style:style style:name="T26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109%"/>
    </style:style>
    <style:style style:name="T27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103%"/>
    </style:style>
    <style:style style:name="T28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97%"/>
    </style:style>
    <style:style style:name="T29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110%"/>
    </style:style>
    <style:style style:name="T30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63%"/>
    </style:style>
    <style:style style:name="T31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79%"/>
    </style:style>
    <style:style style:name="T32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115%"/>
    </style:style>
    <style:style style:name="T33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104%"/>
    </style:style>
    <style:style style:name="T34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95%"/>
    </style:style>
    <style:style style:name="T35" style:family="text">
      <style:text-properties fo:color="#000000" loext:opacity="100%" style:font-name="Times New Roman" fo:font-size="10pt" fo:language="en" fo:country="US" style:font-size-asian="10pt" style:font-name-complex="Times New Roman1" style:font-size-complex="10pt" style:text-scale="108%"/>
    </style:style>
    <style:style style:name="T36" style:family="text">
      <style:text-properties fo:color="#000000" loext:opacity="100%" style:font-name="Times New Roman" fo:font-size="10pt" fo:language="en" fo:country="US" fo:background-color="#00ffff" loext:char-shading-value="0" style:font-size-asian="10pt" style:font-name-complex="Times New Roman1" style:font-size-complex="10pt"/>
    </style:style>
    <style:style style:name="T37" style:family="text">
      <style:text-properties fo:color="#000000" loext:opacity="100%" style:font-name="Times New Roman" fo:font-size="10pt" fo:language="en" fo:country="US" fo:background-color="#00ffff" loext:char-shading-value="0" style:font-size-asian="10pt" style:font-name-complex="Times New Roman1" style:font-size-complex="10pt" style:text-scale="97%"/>
    </style:style>
    <style:style style:name="T38" style:family="text">
      <style:text-properties fo:color="#000000" loext:opacity="100%" style:font-name="Times New Roman" fo:font-size="10pt" fo:language="en" fo:country="US" fo:background-color="#00ffff" loext:char-shading-value="0" style:font-size-asian="10pt" style:font-name-complex="Times New Roman1" style:font-size-complex="10pt" style:text-scale="103%"/>
    </style:style>
    <style:style style:name="T39" style:family="text">
      <style:text-properties fo:color="#000000" loext:opacity="100%" style:font-name="Times New Roman" fo:font-size="10pt" fo:language="en" fo:country="US" fo:background-color="#00ffff" loext:char-shading-value="0" style:font-size-asian="10pt" style:font-name-complex="Times New Roman1" style:font-size-complex="10pt" style:text-scale="50%"/>
    </style:style>
    <style:style style:name="T40" style:family="text">
      <style:text-properties fo:color="#000000" loext:opacity="100%" style:font-name="Times New Roman" fo:font-size="10pt" fo:letter-spacing="0.002cm" fo:language="en" fo:country="US" style:font-size-asian="10pt" style:font-name-complex="Times New Roman1" style:font-size-complex="10pt"/>
    </style:style>
    <style:style style:name="T41" style:family="text">
      <style:text-properties fo:color="#000000" loext:opacity="100%" style:font-name="Times New Roman" fo:font-size="10pt" fo:letter-spacing="0.004cm" fo:language="en" fo:country="US" style:font-size-asian="10pt" style:font-name-complex="Times New Roman1" style:font-size-complex="10pt"/>
    </style:style>
    <style:style style:name="T42" style:family="text">
      <style:text-properties fo:color="#000000" loext:opacity="100%" style:font-name="Times New Roman" fo:font-size="10pt" fo:letter-spacing="0.004cm" fo:language="en" fo:country="US" style:font-size-asian="10pt" style:font-name-complex="Times New Roman1" style:font-size-complex="10pt" style:text-scale="109%"/>
    </style:style>
    <style:style style:name="T43" style:family="text">
      <style:text-properties fo:color="#000000" loext:opacity="100%" style:font-name="Times New Roman" fo:font-size="10pt" fo:letter-spacing="0.004cm" fo:language="en" fo:country="US" style:font-size-asian="10pt" style:font-name-complex="Times New Roman1" style:font-size-complex="10pt" style:text-scale="104%"/>
    </style:style>
    <style:style style:name="T44" style:family="text">
      <style:text-properties fo:color="#000000" loext:opacity="100%" style:font-name="Times New Roman" fo:font-size="10pt" fo:letter-spacing="0.004cm" fo:language="en" fo:country="US" style:font-size-asian="10pt" style:font-name-complex="Times New Roman1" style:font-size-complex="10pt" style:text-scale="112%"/>
    </style:style>
    <style:style style:name="T45" style:family="text">
      <style:text-properties fo:color="#000000" loext:opacity="100%" style:font-name="Times New Roman" fo:font-size="10pt" fo:letter-spacing="0.004cm" fo:language="en" fo:country="US" style:font-size-asian="10pt" style:font-name-complex="Times New Roman1" style:font-size-complex="10pt" style:text-scale="97%"/>
    </style:style>
    <style:style style:name="T46" style:family="text">
      <style:text-properties fo:color="#000000" loext:opacity="100%" style:font-name="Times New Roman" fo:font-size="10pt" fo:letter-spacing="0.004cm" fo:language="en" fo:country="US" style:font-size-asian="10pt" style:font-name-complex="Times New Roman1" style:font-size-complex="10pt" style:text-scale="111%"/>
    </style:style>
    <style:style style:name="T47" style:family="text">
      <style:text-properties fo:color="#000000" loext:opacity="100%" style:font-name="Times New Roman" fo:font-size="10pt" fo:letter-spacing="-0.009cm" fo:language="en" fo:country="US" style:font-size-asian="10pt" style:font-name-complex="Times New Roman1" style:font-size-complex="10pt"/>
    </style:style>
    <style:style style:name="T48" style:family="text">
      <style:text-properties fo:color="#000000" loext:opacity="100%" style:font-name="Times New Roman" fo:font-size="10pt" fo:letter-spacing="-0.009cm" fo:language="en" fo:country="US" style:font-size-asian="10pt" style:font-name-complex="Times New Roman1" style:font-size-complex="10pt" style:text-scale="105%"/>
    </style:style>
    <style:style style:name="T49" style:family="text">
      <style:text-properties fo:color="#000000" loext:opacity="100%" style:font-name="Times New Roman" fo:font-size="10pt" fo:letter-spacing="0.005cm" fo:language="en" fo:country="US" style:font-size-asian="10pt" style:font-name-complex="Times New Roman1" style:font-size-complex="10pt"/>
    </style:style>
    <style:style style:name="T50" style:family="text">
      <style:text-properties fo:color="#000000" loext:opacity="100%" style:font-name="Times New Roman" fo:font-size="10pt" fo:letter-spacing="0.005cm" fo:language="en" fo:country="US" style:font-size-asian="10pt" style:font-name-complex="Times New Roman1" style:font-size-complex="10pt" style:text-scale="110%"/>
    </style:style>
    <style:style style:name="T51" style:family="text">
      <style:text-properties fo:color="#000000" loext:opacity="100%" style:font-name="Times New Roman" fo:font-size="10pt" fo:letter-spacing="-0.004cm" fo:language="en" fo:country="US" style:font-size-asian="10pt" style:font-name-complex="Times New Roman1" style:font-size-complex="10pt" style:text-scale="106%"/>
    </style:style>
    <style:style style:name="T52" style:family="text">
      <style:text-properties fo:color="#000000" loext:opacity="100%" style:font-name="Times New Roman" fo:font-size="10pt" fo:letter-spacing="-0.005cm" fo:language="en" fo:country="US" style:font-size-asian="10pt" style:font-name-complex="Times New Roman1" style:font-size-complex="10pt"/>
    </style:style>
    <style:style style:name="T53" style:family="text">
      <style:text-properties fo:color="#000000" loext:opacity="100%" style:font-name="Times New Roman" fo:font-size="10pt" fo:letter-spacing="-0.005cm" fo:language="en" fo:country="US" style:font-size-asian="10pt" style:font-name-complex="Times New Roman1" style:font-size-complex="10pt" style:text-scale="109%"/>
    </style:style>
    <style:style style:name="T54" style:family="text">
      <style:text-properties fo:color="#000000" loext:opacity="100%" style:font-name="Times New Roman" fo:font-size="10pt" fo:letter-spacing="-0.005cm" fo:language="en" fo:country="US" style:font-size-asian="10pt" style:font-name-complex="Times New Roman1" style:font-size-complex="10pt" style:text-scale="111%"/>
    </style:style>
    <style:style style:name="T55" style:family="text">
      <style:text-properties fo:color="#000000" loext:opacity="100%" style:font-name="Times New Roman" fo:font-size="10pt" fo:letter-spacing="-0.005cm" fo:language="en" fo:country="US" style:font-size-asian="10pt" style:font-name-complex="Times New Roman1" style:font-size-complex="10pt" style:text-scale="97%"/>
    </style:style>
    <style:style style:name="T56" style:family="text">
      <style:text-properties fo:color="#000000" loext:opacity="100%" style:font-name="Times New Roman" fo:font-size="10pt" fo:letter-spacing="-0.005cm" fo:language="en" fo:country="US" style:font-size-asian="10pt" style:font-name-complex="Times New Roman1" style:font-size-complex="10pt" style:text-scale="103%"/>
    </style:style>
    <style:style style:name="T57" style:family="text">
      <style:text-properties fo:color="#000000" loext:opacity="100%" style:font-name="Times New Roman" fo:font-size="10pt" fo:letter-spacing="-0.005cm" fo:language="en" fo:country="US" fo:background-color="#00ffff" loext:char-shading-value="0" style:font-size-asian="10pt" style:font-name-complex="Times New Roman1" style:font-size-complex="10pt"/>
    </style:style>
    <style:style style:name="T58" style:family="text">
      <style:text-properties fo:color="#000000" loext:opacity="100%" style:font-name="Times New Roman" fo:font-size="10pt" fo:letter-spacing="-0.007cm" fo:language="en" fo:country="US" style:font-size-asian="10pt" style:font-name-complex="Times New Roman1" style:font-size-complex="10pt" style:text-scale="104%"/>
    </style:style>
    <style:style style:name="T59" style:family="text">
      <style:text-properties fo:color="#000000" loext:opacity="100%" style:font-name="Times New Roman" fo:font-size="10pt" fo:letter-spacing="-0.007cm" fo:language="en" fo:country="US" style:font-size-asian="10pt" style:font-name-complex="Times New Roman1" style:font-size-complex="10pt" style:text-scale="101%"/>
    </style:style>
    <style:style style:name="T60" style:family="text">
      <style:text-properties fo:color="#000000" loext:opacity="100%" style:font-name="Times New Roman" fo:font-size="10pt" fo:letter-spacing="-0.007cm" fo:language="en" fo:country="US" fo:background-color="#00ffff" loext:char-shading-value="0" style:font-size-asian="10pt" style:font-name-complex="Times New Roman1" style:font-size-complex="10pt" style:text-scale="110%"/>
    </style:style>
    <style:style style:name="T61" style:family="text">
      <style:text-properties fo:color="#000000" loext:opacity="100%" style:font-name="Times New Roman" fo:font-size="10pt" fo:letter-spacing="0.011cm" fo:language="en" fo:country="US" style:font-size-asian="10pt" style:font-name-complex="Times New Roman1" style:font-size-complex="10pt"/>
    </style:style>
    <style:style style:name="T62" style:family="text">
      <style:text-properties fo:color="#000000" loext:opacity="100%" style:font-name="Times New Roman" fo:font-size="10pt" fo:letter-spacing="-0.021cm" fo:language="en" fo:country="US" style:font-size-asian="10pt" style:font-name-complex="Times New Roman1" style:font-size-complex="10pt"/>
    </style:style>
    <style:style style:name="T63" style:family="text">
      <style:text-properties fo:color="#000000" loext:opacity="100%" style:font-name="Times New Roman" fo:font-size="10pt" fo:letter-spacing="0.009cm" fo:language="en" fo:country="US" style:font-size-asian="10pt" style:font-name-complex="Times New Roman1" style:font-size-complex="10pt" style:text-scale="97%"/>
    </style:style>
    <style:style style:name="T64" style:family="text">
      <style:text-properties fo:color="#000000" loext:opacity="100%" style:font-name="Times New Roman" fo:font-size="10pt" fo:letter-spacing="0.007cm" fo:language="en" fo:country="US" style:font-size-asian="10pt" style:font-name-complex="Times New Roman1" style:font-size-complex="10pt"/>
    </style:style>
    <style:style style:name="T65" style:family="text">
      <style:text-properties fo:color="#000000" loext:opacity="100%" style:font-name="Times New Roman" fo:font-size="10pt" fo:letter-spacing="-0.002cm" fo:language="en" fo:country="US" style:font-size-asian="10pt" style:font-name-complex="Times New Roman1" style:font-size-complex="10pt"/>
    </style:style>
    <style:style style:name="T66" style:family="text">
      <style:text-properties fo:color="#000000" loext:opacity="100%" style:font-name="Times New Roman" fo:font-size="10pt" fo:letter-spacing="-0.011cm" fo:language="en" fo:country="US" style:font-size-asian="10pt" style:font-name-complex="Times New Roman1" style:font-size-complex="10pt"/>
    </style:style>
    <style:style style:name="T67" style:family="text">
      <style:text-properties fo:color="#000000" loext:opacity="100%" style:font-name="Liberation Serif" fo:font-size="10pt" fo:language="en" fo:country="US" fo:font-weight="normal" style:font-size-asian="10pt" style:font-weight-asian="normal" style:font-name-complex="Times New Roman1" style:font-size-complex="10pt" style:font-weight-complex="normal"/>
    </style:style>
    <style:style style:name="T68" style:family="text">
      <style:text-properties fo:color="#000000" loext:opacity="100%" style:font-name="Liberation Serif" fo:font-size="10pt" fo:language="en" fo:country="US" fo:font-weight="normal" fo:background-color="#ffff00" loext:char-shading-value="0" style:font-size-asian="10pt" style:font-weight-asian="normal" style:font-name-complex="Times New Roman1" style:font-size-complex="10pt" style:font-weight-complex="normal" loext:padding="0.049cm" loext:border="0.06pt solid #e3e3e3"/>
    </style:style>
    <style:style style:name="T69" style:family="text">
      <style:text-properties fo:color="#000000" loext:opacity="100%" style:font-name="Liberation Serif" fo:font-size="10pt" fo:language="en" fo:country="US" fo:font-weight="normal" fo:background-color="#ffff00" loext:char-shading-value="0" style:font-size-asian="10pt" style:font-weight-asian="normal" style:font-name-complex="Times New Roman1" style:font-size-complex="10pt" style:font-weight-complex="normal" style:text-scale="105%" loext:padding="0.049cm" loext:border="0.06pt solid #e3e3e3"/>
    </style:style>
    <style:style style:name="T70" style:family="text">
      <style:text-properties fo:color="#000000" loext:opacity="100%" style:font-name="Liberation Serif" fo:font-size="10pt" fo:language="en" fo:country="US" fo:font-weight="normal" fo:background-color="#ffff00" loext:char-shading-value="0" style:font-size-asian="10pt" style:font-weight-asian="normal" style:font-name-complex="Times New Roman1" style:font-size-complex="10pt" style:font-weight-complex="normal" style:text-scale="105%" loext:padding="0.049cm" loext:border="0.06pt solid #e3e3e3"/>
    </style:style>
    <style:style style:name="T71" style:family="text">
      <style:text-properties fo:color="#000000" loext:opacity="100%" style:font-name="Liberation Serif" fo:font-size="10pt" fo:language="en" fo:country="US" fo:font-weight="normal" fo:background-color="#00ff00" loext:char-shading-value="0" style:font-size-asian="10pt" style:font-weight-asian="normal" style:font-name-complex="Times New Roman1" style:font-size-complex="10pt" style:font-weight-complex="normal"/>
    </style:style>
    <style:style style:name="T72" style:family="text">
      <style:text-properties fo:color="#000000" loext:opacity="100%" style:font-name="Liberation Serif" fo:font-size="10pt" fo:language="en" fo:country="US" fo:font-weight="normal" fo:background-color="#00ff00" loext:char-shading-value="0" style:font-size-asian="10pt" style:font-weight-asian="normal" style:font-name-complex="Times New Roman1" style:font-size-complex="10pt" style:font-weight-complex="normal" style:text-scale="105%"/>
    </style:style>
    <style:style style:name="T73" style:family="text">
      <style:text-properties fo:color="#000000" loext:opacity="100%" style:font-name="Liberation Serif" fo:font-size="10pt" fo:language="en" fo:country="US" fo:font-weight="normal" fo:background-color="#00ff00" loext:char-shading-value="0" style:font-size-asian="10pt" style:font-weight-asian="normal" style:font-name-complex="Times New Roman1" style:font-size-complex="10pt" style:font-weight-complex="normal" style:text-scale="105%" loext:padding="0.049cm" loext:border="0.06pt solid #e3e3e3"/>
    </style:style>
    <style:style style:name="T74" style:family="text">
      <style:text-properties fo:color="#000000" loext:opacity="100%" style:font-name="Liberation Serif" fo:font-size="10pt" fo:language="en" fo:country="US" fo:font-weight="normal" fo:background-color="#00ff00" loext:char-shading-value="0" style:font-size-asian="10pt" style:font-weight-asian="normal" style:font-name-complex="Times New Roman1" style:font-size-complex="10pt" style:font-weight-complex="normal" style:text-scale="105%" loext:padding="0.049cm" loext:border="0.06pt solid #e3e3e3"/>
    </style:style>
    <style:style style:name="T75" style:family="text">
      <style:text-properties fo:color="#000000" loext:opacity="100%" style:font-name="Liberation Serif" fo:font-size="10pt" fo:language="en" fo:country="US" fo:font-weight="normal" fo:background-color="#00ffff" loext:char-shading-value="0" style:font-size-asian="10pt" style:font-weight-asian="normal" style:font-name-complex="Times New Roman1" style:font-size-complex="10pt" style:font-weight-complex="normal"/>
    </style:style>
    <style:style style:name="T76" style:family="text">
      <style:text-properties fo:color="#000000" loext:opacity="100%" style:font-name="Liberation Serif" fo:font-size="10pt" fo:language="en" fo:country="US" fo:font-weight="normal" fo:background-color="#00ffff" loext:char-shading-value="0" style:font-size-asian="10pt" style:font-weight-asian="normal" style:font-name-complex="Times New Roman1" style:font-size-complex="10pt" style:font-weight-complex="normal" style:text-scale="105%" loext:padding="0.049cm" loext:border="0.06pt solid #e3e3e3"/>
    </style:style>
    <style:style style:name="T77" style:family="text">
      <style:text-properties fo:color="#000000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T78" style:family="text">
      <style:text-properties fo:color="#000000" loext:opacity="100%" style:font-name="Liberation Serif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loext:opacity="100%" style:font-name="Liberation Serif" fo:font-size="10pt" fo:font-weight="normal" fo:background-color="#ffff00" loext:char-shading-value="0" style:font-size-asian="10pt" style:font-weight-asian="normal" style:font-size-complex="10pt" style:font-weight-complex="normal" loext:padding="0.049cm" loext:border="0.06pt solid #e3e3e3"/>
    </style:style>
    <style:style style:name="T80" style:family="text">
      <style:text-properties fo:color="#000000" loext:opacity="100%" style:font-name="Liberation Serif" fo:font-size="10pt" fo:font-weight="normal" fo:background-color="#00ff00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loext:opacity="100%" style:font-name="Liberation Serif" fo:font-size="10pt" fo:font-weight="normal" fo:background-color="#00ffff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loext:opacity="100%" fo:language="en" fo:country="US" fo:font-weight="normal" fo:background-color="#ffff00" loext:char-shading-value="0" style:font-name-asian="Times New Roman1" style:language-asian="ru" style:country-asian="RU" style:font-weight-asian="normal" style:font-name-complex="Times" style:font-weight-complex="normal" style:text-scale="105%" loext:padding="0.049cm" loext:border="0.06pt solid #e3e3e3"/>
    </style:style>
    <style:style style:name="T83" style:family="text">
      <style:text-properties fo:font-variant="normal" fo:text-transform="none" fo:color="#000000" loext:opacity="100%" fo:letter-spacing="normal" fo:language="en" fo:country="US" fo:font-style="normal" fo:font-weight="normal" style:font-name-asian="Times New Roman1" style:language-asian="ru" style:country-asian="RU" style:font-weight-asian="normal" style:font-name-complex="Times" style:font-weight-complex="normal" style:text-scale="105%"/>
    </style:style>
    <style:style style:name="T84" style:family="text">
      <style:text-properties fo:font-variant="normal" fo:text-transform="none" fo:color="#000000" loext:opacity="100%" fo:letter-spacing="normal" fo:language="en" fo:country="US" fo:font-style="normal" fo:font-weight="normal" style:font-name-asian="Times New Roman1" style:language-asian="ru" style:country-asian="RU" style:font-weight-asian="normal" style:font-name-complex="Times" style:font-weight-complex="normal" style:text-scale="105%" loext:padding="0.049cm" loext:border="0.06pt solid #e3e3e3"/>
    </style:style>
    <style:style style:name="T85" style:family="text">
      <style:text-properties fo:font-variant="normal" fo:text-transform="none" fo:color="#000000" loext:opacity="100%" fo:letter-spacing="normal" fo:language="en" fo:country="US" fo:font-style="normal" fo:font-weight="normal" fo:background-color="#ffffff" loext:char-shading-value="0" style:font-name-asian="Times New Roman1" style:language-asian="ru" style:country-asian="RU" style:font-weight-asian="normal" style:font-name-complex="Times" style:font-weight-complex="normal" style:text-scale="105%" loext:padding="0.049cm" loext:border="0.06pt solid #e3e3e3"/>
    </style:style>
    <style:style style:name="T86" style:family="text">
      <style:text-properties fo:font-variant="normal" fo:text-transform="none" fo:color="#000000" loext:opacity="100%" fo:letter-spacing="normal" fo:language="en" fo:country="US" fo:font-style="normal" fo:font-weight="normal" fo:background-color="#ffff00" loext:char-shading-value="0" style:font-name-asian="Times New Roman1" style:language-asian="ru" style:country-asian="RU" style:font-weight-asian="normal" style:font-name-complex="Times" style:font-weight-complex="normal" style:text-scale="105%" loext:padding="0.049cm" loext:border="0.06pt solid #e3e3e3"/>
    </style:style>
    <style:style style:name="T87" style:family="text">
      <style:text-properties fo:font-variant="normal" fo:text-transform="none" fo:color="#000000" loext:opacity="100%" fo:letter-spacing="normal" fo:language="en" fo:country="US" fo:font-style="normal" fo:font-weight="normal" fo:background-color="#ffff00" loext:char-shading-value="0" style:font-name-asian="Times New Roman1" style:language-asian="ru" style:country-asian="RU" style:font-weight-asian="normal" style:font-name-complex="Times" style:font-weight-complex="normal" style:text-scale="105%" loext:padding="0.049cm" loext:border="0.06pt solid #e3e3e3"/>
    </style:style>
    <style:style style:name="T88" style:family="text">
      <style:text-properties fo:font-variant="normal" fo:text-transform="none" fo:color="#000000" loext:opacity="100%" fo:letter-spacing="normal" fo:language="en" fo:country="US" fo:font-style="normal" fo:font-weight="normal" fo:background-color="#00ff00" loext:char-shading-value="0" style:font-name-asian="Times New Roman1" style:language-asian="ru" style:country-asian="RU" style:font-weight-asian="normal" style:font-name-complex="Times" style:font-weight-complex="normal" style:text-scale="105%"/>
    </style:style>
    <style:style style:name="T89" style:family="text">
      <style:text-properties fo:font-variant="normal" fo:text-transform="none" fo:color="#000000" loext:opacity="100%" fo:letter-spacing="normal" fo:language="en" fo:country="US" fo:font-style="normal" fo:font-weight="normal" fo:background-color="#00ff00" loext:char-shading-value="0" style:font-name-asian="Times New Roman1" style:language-asian="ru" style:country-asian="RU" style:font-weight-asian="normal" style:font-name-complex="Times" style:font-weight-complex="normal" style:text-scale="105%" loext:padding="0.049cm" loext:border="0.06pt solid #e3e3e3"/>
    </style:style>
    <style:style style:name="T90" style:family="text">
      <style:text-properties fo:font-variant="normal" fo:text-transform="none" fo:color="#000000" loext:opacity="100%" fo:letter-spacing="normal" fo:language="en" fo:country="US" fo:font-style="normal" fo:font-weight="normal" fo:background-color="#00ffff" loext:char-shading-value="0" style:font-name-asian="Times New Roman1" style:language-asian="ru" style:country-asian="RU" style:font-weight-asian="normal" style:font-name-complex="Times" style:font-weight-complex="normal" style:text-scale="105%"/>
    </style:style>
    <style:style style:name="T91" style:family="text">
      <style:text-properties fo:font-variant="normal" fo:text-transform="none" fo:color="#000000" loext:opacity="100%" fo:letter-spacing="normal" fo:language="en" fo:country="US" fo:font-style="normal" fo:font-weight="normal" fo:background-color="#00ffff" loext:char-shading-value="0" style:font-name-asian="Times New Roman1" style:language-asian="ru" style:country-asian="RU" style:font-weight-asian="normal" style:font-name-complex="Times" style:font-weight-complex="normal" style:text-scale="105%" loext:padding="0.049cm" loext:border="0.06pt solid #e3e3e3"/>
    </style:style>
    <style:style style:name="T92" style:family="text">
      <style:text-properties fo:font-variant="normal" fo:text-transform="none" fo:color="#000000" loext:opacity="100%" fo:letter-spacing="normal" fo:language="en" fo:country="US" fo:font-style="normal" fo:font-weight="normal" fo:background-color="#00ffff" loext:char-shading-value="0" style:font-name-asian="Times New Roman1" style:language-asian="ru" style:country-asian="RU" style:font-weight-asian="normal" style:font-name-complex="Times" style:font-weight-complex="normal" style:text-scale="105%" loext:padding="0.049cm" loext:border="0.06pt solid #e3e3e3"/>
    </style:style>
    <style:style style:name="T93" style:family="text">
      <style:text-properties fo:font-variant="normal" fo:text-transform="none" fo:color="#000000" loext:opacity="100%" fo:letter-spacing="normal" fo:language="en" fo:country="US" fo:font-weight="normal" style:font-name-asian="Times New Roman1" style:language-asian="ru" style:country-asian="RU" style:font-weight-asian="normal" style:font-name-complex="Times" style:font-weight-complex="normal" style:text-scale="105%"/>
    </style:style>
    <style:style style:name="T94" style:family="text">
      <style:text-properties fo:font-variant="normal" fo:text-transform="none" fo:color="#000000" loext:opacity="100%" fo:letter-spacing="normal" fo:language="en" fo:country="US" fo:font-weight="normal" fo:background-color="#00ffff" loext:char-shading-value="0" style:font-name-asian="Times New Roman1" style:language-asian="ru" style:country-asian="RU" style:font-weight-asian="normal" style:font-name-complex="Times" style:font-weight-complex="normal" style:text-scale="10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3"><text:span text:style-name="T2">Кладковой Максим</text:span><text:span text:style-name="T1"> 5130</text:span><text:span text:style-name="T2">904</text:span><text:span text:style-name="T1">/</text:span><text:span text:style-name="T2">30005</text:span></text:p>
      <text:p text:style-name="P7" loext:marker-style-name="T3"><text:span text:style-name="T1">Весна</text:span><text:span text:style-name="T3"> 2023-2024</text:span></text:p>
      <text:p text:style-name="P7" loext:marker-style-name="T23"><text:span text:style-name="T22">Базовый</text:span><text:span text:style-name="T23"> </text:span><text:span text:style-name="T22">уровень</text:span></text:p>
      <text:p text:style-name="P8" loext:marker-style-name="T4"><text:span text:style-name="T4">Monologue on </text:span><text:span text:style-name="T5">BUSINESS</text:span></text:p>
      <text:p text:style-name="P8" loext:marker-style-name="T4"><text:span text:style-name="T5">Active Vocabulary: </text:span><text:span text:style-name="T8">21</text:span><text:span text:style-name="T6">,</text:span><text:span text:style-name="T5"> Grammar Structures: </text:span><text:span text:style-name="T8">8</text:span><text:span text:style-name="T5">, Linkers: </text:span><text:span text:style-name="T7">12</text:span><text:span text:style-name="T5">. Total: </text:span><text:span text:style-name="T7">581</text:span><text:span text:style-name="T5"> words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 loext:marker-style-name="T5"><text:span text:style-name="T9">You are going to give a talk about BUSINESS.</text:span><text:span text:style-name="T9"/></text:p>
          </table:table-cell>
          <table:table-cell table:style-name="Таблица1.A1" office:value-type="string">
            <text:p text:style-name="P10" loext:marker-style-name="T10"><text:span text:style-name="T4">The text of the monologue</text:span><text:span text:style-name="T4"/></text:p>
            <text:p text:style-name="P12" loext:marker-style-name="T10"/>
          </table:table-cell>
          <table:table-cell table:style-name="Таблица1.A1" office:value-type="string">
            <text:p text:style-name="P10" loext:marker-style-name="T4"><text:span text:style-name="T4">Vocabulary, Grammar Structures,</text:span></text:p>
            <text:p text:style-name="P10" loext:marker-style-name="T4"><text:span text:style-name="T4">Linking Words and Phrases</text:span></text:p>
          </table:table-cell>
        </table:table-row>
        <table:table-row table:style-name="Таблица1.2">
          <table:table-cell table:style-name="Таблица1.A1" office:value-type="string">
            <text:p text:style-name="P9" loext:marker-style-name="T11"><text:span text:style-name="T11">Step 1. Introduction</text:span><text:span text:style-name="T11"/></text:p>
            <text:p text:style-name="P11" loext:marker-style-name="T12"><text:span text:style-name="T12">1. Start with a hook sentence that will attract the listener’s attention (a quote, a proverb, etc.).</text:span><text:span text:style-name="T12"/></text:p>
            <text:p text:style-name="P11" loext:marker-style-name="T12"><text:span text:style-name="T12">2. Lead your speech steadily to the main part of your talk.</text:span><text:span text:style-name="T12"/></text:p>
            <text:p text:style-name="P11" loext:marker-style-name="T12"><text:span text:style-name="T12">3. The introduction may consist of 3-6 sentences.</text:span><text:span text:style-name="T12"/></text:p>
          </table:table-cell>
          <table:table-cell table:style-name="Таблица1.A1" office:value-type="string">
            <text:p text:style-name="P6"><text:span text:style-name="T24">Business is all around us. Whatever area we take, there is business in</text:span><text:span text:style-name="T40"> </text:span><text:span text:style-name="T24">it. TV, shopping, social media and so on. I can say that business is not just</text:span><text:span text:style-name="T40"> </text:span><text:span text:style-name="T24">an organization </text:span><text:span text:style-name="T36">comprising</text:span><text:span text:style-name="T24"> people who strive together to achieve common</text:span><text:span text:style-name="T40"> </text:span><text:span text:style-name="T24">objectives and goals, it is the foundation of the economy and human life. I strongly believe that it is difficult to organize your own business because</text:span><text:span text:style-name="T40"> </text:span><text:span text:style-name="T24">you</text:span><text:span text:style-name="T40"> </text:span><text:span text:style-name="T24">always take risks.</text:span><text:span text:style-name="T40"> Peter F. Drucker, </text:span><text:span text:style-name="T24">widely known</text:span><text:span text:style-name="T40"> </text:span><text:span text:style-name="T24">and</text:span><text:span text:style-name="T40"> </text:span><text:span text:style-name="T24">influential</text:span><text:span text:style-name="T40"> </text:span><text:span text:style-name="T25">t</text:span><text:span text:style-name="T26">h</text:span><text:span text:style-name="T27">i</text:span><text:span text:style-name="T42">n</text:span><text:span text:style-name="T48">k</text:span><text:span text:style-name="T43">e</text:span><text:span text:style-name="T28">r</text:span><text:span text:style-name="T49"> </text:span><text:span text:style-name="T51">o</text:span><text:span text:style-name="T26">n</text:span><text:span text:style-name="T24"> </text:span><text:span text:style-name="T50">m</text:span><text:span text:style-name="T47">a</text:span><text:span text:style-name="T42">n</text:span><text:span text:style-name="T52">a</text:span><text:span text:style-name="T44">g</text:span><text:span text:style-name="T58">e</text:span><text:span text:style-name="T29">m</text:span><text:span text:style-name="T43">e</text:span><text:span text:style-name="T26">n</text:span><text:span text:style-name="T25">t</text:span><text:span text:style-name="T30">,</text:span><text:span text:style-name="T40"> </text:span><text:span text:style-name="T37">s</text:span><text:span text:style-name="T57">a</text:span><text:span text:style-name="T38">i</text:span><text:span text:style-name="T60">d</text:span><text:span text:style-name="T39">:</text:span><text:span text:style-name="T61"> </text:span><text:span text:style-name="T31">«</text:span><text:span text:style-name="T62"> </text:span><text:span text:style-name="T32">W</text:span><text:span text:style-name="T26">h</text:span><text:span text:style-name="T33">e</text:span><text:span text:style-name="T53">n</text:span><text:span text:style-name="T43">e</text:span><text:span text:style-name="T34">v</text:span><text:span text:style-name="T33">e</text:span><text:span text:style-name="T28">r</text:span><text:span text:style-name="T24"> </text:span><text:span text:style-name="T34">y</text:span><text:span text:style-name="T51">o</text:span><text:span text:style-name="T35">u</text:span><text:span text:style-name="T24"> </text:span><text:span text:style-name="T28">s</text:span><text:span text:style-name="T33">ee</text:span><text:span text:style-name="T24"> a </text:span><text:span text:style-name="T45">s</text:span><text:span text:style-name="T35">u</text:span><text:span text:style-name="T54">c</text:span><text:span text:style-name="T46">c</text:span><text:span text:style-name="T33">e</text:span><text:span text:style-name="T55">s</text:span><text:span text:style-name="T63">s</text:span><text:span text:style-name="T59">f</text:span><text:span text:style-name="T35">u</text:span><text:span text:style-name="T27">l</text:span><text:span text:style-name="T24"> </text:span><text:span text:style-name="T29">b</text:span><text:span text:style-name="T35">u</text:span><text:span text:style-name="T28">s</text:span><text:span text:style-name="T56">i</text:span><text:span text:style-name="T26">n</text:span><text:span text:style-name="T33">e</text:span><text:span text:style-name="T28">ss</text:span><text:span text:style-name="T30">, </text:span><text:span text:style-name="T24">someone</text:span><text:span text:style-name="T40"> </text:span><text:span text:style-name="T24">once</text:span><text:span text:style-name="T41"> </text:span><text:span text:style-name="T24">made</text:span><text:span text:style-name="T41"> </text:span><text:span text:style-name="T24">a courageous</text:span><text:span text:style-name="T64"> </text:span><text:span text:style-name="T24">decision».</text:span><text:span text:style-name="T65"> </text:span><text:span text:style-name="T24">So,</text:span><text:span text:style-name="T41"> </text:span><text:span text:style-name="T24">let’s</text:span><text:span text:style-name="T41"> </text:span><text:span text:style-name="T24">talk about</text:span><text:span text:style-name="T66"> </text:span><text:span text:style-name="T24">business.</text:span></text:p>
          </table:table-cell>
          <table:table-cell table:style-name="Таблица1.A1" office:value-type="string">
            <text:p text:style-name="P19">Comprising</text:p>
            <text:p text:style-name="P23"><text:span text:style-name="T37">s</text:span><text:span text:style-name="T57">a</text:span><text:span text:style-name="T38">i</text:span><text:span text:style-name="T60">d</text:span></text:p>
          </table:table-cell>
        </table:table-row>
        <table:table-row table:style-name="Таблица1.1">
          <table:table-cell table:style-name="Таблица1.A1" office:value-type="string">
            <text:p text:style-name="P9" loext:marker-style-name="T11"><text:span text:style-name="T11">Step 2. In Business</text:span><text:span text:style-name="T11"/></text:p>
            <text:p text:style-name="P11" loext:marker-style-name="T12"><text:span text:style-name="T12">2.1 What are the reasons for business success?</text:span><text:span text:style-name="T12"/></text:p>
            <text:p text:style-name="P13" loext:marker-style-name="T12"/>
            <text:p text:style-name="P11" loext:marker-style-name="T12"><text:span text:style-name="T12">2.2 Speak about some typical problems an entrepreneur may face.</text:span><text:span text:style-name="T12"/></text:p>
            <text:p text:style-name="P13" loext:marker-style-name="T12"/>
            <text:p text:style-name="P13" loext:marker-style-name="T12"><text:bookmark text:name="_GoBack"/></text:p>
          </table:table-cell>
          <table:table-cell table:style-name="Таблица1.A1" office:value-type="string">
            <text:p text:style-name="P5"><text:span text:style-name="T67">Success in business can be attributed to various factors. </text:span><text:span text:style-name="T71">Firstly</text:span><text:span text:style-name="T67">, </text:span><text:span text:style-name="Strong_20_Emphasis"><text:span text:style-name="T68">charging a reasonable price</text:span></text:span><text:span text:style-name="T67"> for products or services ensures competitiveness in the market while maintaining profitability. </text:span><text:span text:style-name="T71">Secondly</text:span><text:span text:style-name="T67">, </text:span><text:span text:style-name="Strong_20_Emphasis"><text:span text:style-name="T68">proper tax management</text:span></text:span><text:span text:style-name="T67"> is essential to avoid legal issues and maximize financial resources. </text:span><text:span text:style-name="T71">Furthermore</text:span><text:span text:style-name="T67">, </text:span><text:span text:style-name="Strong_20_Emphasis"><text:span text:style-name="T68">avoiding over-dependence on one main customer</text:span></text:span><text:span text:style-name="T67"> mitigates the risk of sudden revenue loss. </text:span><text:span text:style-name="T75">Conducting </text:span><text:span text:style-name="Strong_20_Emphasis"><text:span text:style-name="T68">market research</text:span></text:span><text:span text:style-name="T75"> allows businesses</text:span><text:span text:style-name="T67"> to understand customer preferences and adapt strategies accordingly, enhancing their chances of success.</text:span></text:p>
            <text:p text:style-name="P5"><text:span text:style-name="T77">Entrepreneurs often face numerous challenges in their business endeavors. </text:span><text:span text:style-name="Strong_20_Emphasis"><text:span text:style-name="T79">Cash flow problems</text:span></text:span><text:span text:style-name="T78">, </text:span><text:span text:style-name="Strong_20_Emphasis"><text:span text:style-name="T79">bad debts</text:span></text:span><text:span text:style-name="T78">,</text:span><text:span text:style-name="T77"> or </text:span><text:span text:style-name="Strong_20_Emphasis"><text:span text:style-name="T79">poor planning</text:span></text:span><text:span text:style-name="T77"> can lead to </text:span><text:span text:style-name="Strong_20_Emphasis"><text:span text:style-name="T79">bankruptcy</text:span></text:span><text:span text:style-name="T77"> or failure </text:span><text:span text:style-name="T81">if not addressed promptly</text:span><text:span text:style-name="T77">. </text:span><text:span text:style-name="T80">Additionally</text:span><text:span text:style-name="T77">, </text:span><text:span text:style-name="Strong_20_Emphasis"><text:span text:style-name="T79">over-dependence on one main customer</text:span></text:span><text:span text:style-name="T77"> exposes businesses to significant risks </text:span><text:span text:style-name="T81">if the customer relationship falters</text:span><text:span text:style-name="T77">. Providing </text:span><text:span text:style-name="Strong_20_Emphasis"><text:span text:style-name="T79">quality customer service</text:span></text:span><text:span text:style-name="T80"> </text:span><text:span text:style-name="T77">is crucial for maintaining customer satisfaction and loyalty. </text:span><text:span text:style-name="T80">Neglecting to</text:span><text:span text:style-name="T77"> </text:span><text:span text:style-name="Strong_20_Emphasis"><text:span text:style-name="T79">invest in the local community</text:span></text:span><text:span text:style-name="T77"> may result in missed opportunities for brand building and customer engagement. </text:span><text:span text:style-name="T80">Properly</text:span><text:span text:style-name="T77"> </text:span><text:span text:style-name="Strong_20_Emphasis"><text:span text:style-name="T79">managing the business on a day-to-day basis</text:span></text:span><text:span text:style-name="T80"> </text:span><text:span text:style-name="T77">is vital for sustained operations and growth.</text:span></text:p>
          </table:table-cell>
          <table:table-cell table:style-name="Таблица1.C3" office:value-type="string">
            <text:p text:style-name="P24"><text:span text:style-name="T72">Firstly</text:span></text:p>
            <text:p text:style-name="P24"><text:span text:style-name="Strong_20_Emphasis"><text:span text:style-name="T69">charging a reasonable price</text:span></text:span></text:p>
            <text:p text:style-name="P24"><text:span text:style-name="Strong_20_Emphasis"><text:span text:style-name="T73">Secondly</text:span></text:span></text:p>
            <text:p text:style-name="P24"><text:span text:style-name="Strong_20_Emphasis"><text:span text:style-name="T69">proper tax management</text:span></text:span></text:p>
            <text:p text:style-name="P24"><text:span text:style-name="Strong_20_Emphasis"><text:span text:style-name="T73">Furthermore</text:span></text:span></text:p>
            <text:p text:style-name="P24"><text:span text:style-name="Strong_20_Emphasis"><text:span text:style-name="T69">avoiding over-dependence on one main customer</text:span></text:span></text:p>
            <text:p text:style-name="P24"><text:span text:style-name="Strong_20_Emphasis"><text:span text:style-name="T76">Conducting market research allows businesses</text:span></text:span></text:p>
            <text:p text:style-name="P24"><text:span text:style-name="Strong_20_Emphasis"><text:span text:style-name="T70">market research</text:span></text:span></text:p>
            <text:p text:style-name="P24"><text:span text:style-name="Strong_20_Emphasis"><text:span text:style-name="T70">Cash flow problems, bad debts</text:span></text:span></text:p>
            <text:p text:style-name="P24"><text:span text:style-name="Strong_20_Emphasis"><text:span text:style-name="T70">poor planning</text:span></text:span></text:p>
            <text:p text:style-name="P24"><text:span text:style-name="Strong_20_Emphasis"><text:span text:style-name="T70">bankruptcy</text:span></text:span></text:p>
            <text:p text:style-name="P24"><text:span text:style-name="Strong_20_Emphasis"><text:span text:style-name="T76">if not addressed promptly</text:span></text:span></text:p>
            <text:p text:style-name="P24"><text:span text:style-name="Strong_20_Emphasis"><text:span text:style-name="T74">Additionally</text:span></text:span></text:p>
            <text:p text:style-name="P24"><text:span text:style-name="Strong_20_Emphasis"><text:span text:style-name="T70">over-dependence on one main </text:span></text:span><text:soft-page-break/><text:span text:style-name="Strong_20_Emphasis"><text:span text:style-name="T70">customer</text:span></text:span></text:p>
            <text:p text:style-name="P24"><text:span text:style-name="Strong_20_Emphasis"><text:span text:style-name="T76">if the customer relationship falters</text:span></text:span></text:p>
            <text:p text:style-name="P24"><text:span text:style-name="Strong_20_Emphasis"><text:span text:style-name="T70">quality customer service</text:span></text:span></text:p>
            <text:p text:style-name="P24"><text:span text:style-name="Strong_20_Emphasis"><text:span text:style-name="T74">Neglecting to</text:span></text:span></text:p>
            <text:p text:style-name="P24"><text:span text:style-name="Strong_20_Emphasis"><text:span text:style-name="T70">invest in the local community</text:span></text:span></text:p>
            <text:p text:style-name="P24"><text:span text:style-name="Strong_20_Emphasis"><text:span text:style-name="T74">Properly</text:span></text:span></text:p>
            <text:p text:style-name="P24"><text:span text:style-name="Strong_20_Emphasis"><text:span text:style-name="T70">managing the business on a day-to-day basis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9" loext:marker-style-name="T11"><text:span text:style-name="T11">Step 3. Business Icons</text:span><text:span text:style-name="T11"/></text:p>
            <text:p text:style-name="P11" loext:marker-style-name="T12"><text:span text:style-name="T12">3.1 What makes a business icon?</text:span><text:span text:style-name="T12"/></text:p>
            <text:p text:style-name="P15" loext:marker-style-name="T11"/>
            <text:p text:style-name="P11" loext:marker-style-name="T12"><text:span text:style-name="T12">3.2 Speak about a famous Russian businessman/business woman. Why is he/she successful?</text:span><text:span text:style-name="T12"/></text:p>
            <text:p text:style-name="P13" loext:marker-style-name="T12"/>
            <text:p text:style-name="P13" loext:marker-style-name="T12"/>
            <text:p text:style-name="P13" loext:marker-style-name="T12"/>
          </table:table-cell>
          <table:table-cell table:style-name="Таблица1.A1" office:value-type="string">
            <text:p text:style-name="P4"><text:span text:style-name="T90">Several factors contribute to making a business icon</text:span><text:span text:style-name="T83">. </text:span><text:span text:style-name="Strong_20_Emphasis"><text:span text:style-name="T82">Possessing entrepreneurial skills</text:span></text:span><text:span text:style-name="T93"> </text:span><text:span text:style-name="T83">is often </text:span><text:span text:style-name="Strong_20_Emphasis"><text:span text:style-name="T82">the key reason for success</text:span></text:span><text:span text:style-name="T83">, </text:span><text:span text:style-name="T90">enabling individuals to </text:span><text:span text:style-name="Strong_20_Emphasis"><text:span text:style-name="T82">succeed in business</text:span></text:span><text:span text:style-name="T94"> </text:span><text:span text:style-name="T90">by identifying opportunities and leveraging resources effectively.</text:span><text:span text:style-name="T83"> They demonstrate the ability to </text:span><text:span text:style-name="Strong_20_Emphasis"><text:span text:style-name="T82">build up a highly profitable business</text:span></text:span><text:span text:style-name="T93"> </text:span><text:span text:style-name="T83">through strategic planning and innovative thinking. </text:span><text:span text:style-name="T88">Moreover</text:span><text:span text:style-name="T83">, their capacity to </text:span><text:span text:style-name="Strong_20_Emphasis"><text:span text:style-name="T82">come up with ideas</text:span></text:span><text:span text:style-name="T83">, negotiate favorable deals, and achieve </text:span><text:span text:style-name="Strong_20_Emphasis"><text:span text:style-name="T82">win-win results</text:span></text:span><text:span text:style-name="T93"> </text:span><text:span text:style-name="T83">in negotiations sets them apart in the business world. </text:span><text:span text:style-name="T88">Finally</text:span><text:span text:style-name="T83">, a business icon is characterized by their exceptional leadership, vision, and ability to inspire others to achieve greatness.</text:span></text:p>
            <text:p text:style-name="P3"><text:span text:style-name="T83">One notable Russian businessman is </text:span><text:span text:style-name="Strong_20_Emphasis"><text:span text:style-name="T85">Mikhail Prokhorov</text:span></text:span><text:span text:style-name="T83">. He is successful due to his </text:span><text:span text:style-name="Strong_20_Emphasis"><text:span text:style-name="T86">entrepreneurial skills</text:span></text:span><text:span text:style-name="T83"> and strategic decision-making. Prokhorov has </text:span><text:span text:style-name="Strong_20_Emphasis"><text:span text:style-name="T86">built up highly profitable businesses</text:span></text:span><text:span text:style-name="T83"> in various sectors, including finance, metals, and media. </text:span><text:span text:style-name="T90">He is known for his ability to</text:span><text:span text:style-name="T83"> </text:span><text:span text:style-name="Strong_20_Emphasis"><text:span text:style-name="T86">get good deals for companies</text:span></text:span><text:span text:style-name="T83"> </text:span><text:span text:style-name="T90">and</text:span><text:span text:style-name="T83"> </text:span><text:span text:style-name="Strong_20_Emphasis"><text:span text:style-name="T86">negotiate contracts</text:span></text:span><text:span text:style-name="T83"> that benefit all parties involved. His </text:span><text:span text:style-name="Strong_20_Emphasis"><text:span text:style-name="T86">successful negotiations</text:span></text:span><text:span text:style-name="T83"> have led to significant business expansions and investments, contributing to his overall success in the business world.</text:span></text:p>
          </table:table-cell>
          <table:table-cell table:style-name="Таблица1.A1" office:value-type="string">
            <text:p text:style-name="P18"><text:span text:style-name="T90">Several factors contribute to making a business icon </text:span><text:span text:style-name="Strong_20_Emphasis"><text:span text:style-name="T86">Possessing entrepreneurial skills </text:span></text:span></text:p>
            <text:p text:style-name="P18"><text:span text:style-name="Strong_20_Emphasis"><text:span text:style-name="T86">the key reason for success</text:span></text:span></text:p>
            <text:p text:style-name="P18"><text:span text:style-name="Strong_20_Emphasis"><text:span text:style-name="T92">enabling individuals to succeed in business by identifying opportunities and leveraging resources effectively. </text:span></text:span><text:span text:style-name="Strong_20_Emphasis"><text:span text:style-name="T87">succeed in business</text:span></text:span></text:p>
            <text:p text:style-name="P18"><text:span text:style-name="Strong_20_Emphasis"><text:span text:style-name="T87">build up a highly profitable business</text:span></text:span></text:p>
            <text:p text:style-name="P18"><text:span text:style-name="Strong_20_Emphasis"><text:span text:style-name="T89">Moreover </text:span></text:span><text:span text:style-name="Strong_20_Emphasis"><text:span text:style-name="T87">come up with ideas</text:span></text:span></text:p>
            <text:p text:style-name="P18"><text:span text:style-name="Strong_20_Emphasis"><text:span text:style-name="T87">win-win results </text:span></text:span><text:span text:style-name="Strong_20_Emphasis"><text:span text:style-name="T89">Finally</text:span></text:span></text:p>
            <text:p text:style-name="P18"><text:span text:style-name="Strong_20_Emphasis"><text:span text:style-name="T87">entrepreneurial skills</text:span></text:span></text:p>
            <text:p text:style-name="P18"><text:span text:style-name="Strong_20_Emphasis"><text:span text:style-name="T87">built up highly profitable businesses </text:span></text:span></text:p>
            <text:p text:style-name="P18"><text:span text:style-name="Strong_20_Emphasis"><text:span text:style-name="T92">He is known for his ability to get good deals for companies and negotiate contracts </text:span></text:span></text:p>
            <text:p text:style-name="P18"><text:span text:style-name="Strong_20_Emphasis"><text:span text:style-name="T87">get good deals for companies</text:span></text:span></text:p>
            <text:p text:style-name="P18"><text:soft-page-break/><text:span text:style-name="Strong_20_Emphasis"><text:span text:style-name="T87">negotiate contracts</text:span></text:span></text:p>
            <text:p text:style-name="P18"><text:span text:style-name="Strong_20_Emphasis"><text:span text:style-name="T87">successful negotiations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9" loext:marker-style-name="T11"><text:span text:style-name="T11">Step 4. CREATIVE THINKING</text:span></text:p>
            <text:p text:style-name="P11" loext:marker-style-name="T12"><text:span text:style-name="T12">Introduce your own extra idea(s) on the topic that hasn’t/haven’t been mentioned before. Justify your choice.</text:span></text:p>
            <text:p text:style-name="P16" loext:marker-style-name="T20"/>
          </table:table-cell>
          <table:table-cell table:style-name="Таблица1.A1" office:value-type="string">
            <text:p text:style-name="P1"><text:span text:style-name="T12"/></text:p>
          </table:table-cell>
          <table:table-cell table:style-name="Таблица1.A1" office:value-type="string">
            <text:p text:style-name="P16" loext:marker-style-name="T20"/>
          </table:table-cell>
        </table:table-row>
        <table:table-row table:style-name="Таблица1.6">
          <table:table-cell table:style-name="Таблица1.A1" office:value-type="string">
            <text:p text:style-name="P9" loext:marker-style-name="T11"><text:span text:style-name="T11">Step 5. Conclusion</text:span><text:span text:style-name="T11"/></text:p>
            <text:p text:style-name="P9" loext:marker-style-name="T12"><text:span text:style-name="T12">Summarise the ideas of steps 2,3,4.</text:span><text:span text:style-name="T12"/></text:p>
            <text:p text:style-name="P14" loext:marker-style-name="T12"/>
          </table:table-cell>
          <table:table-cell table:style-name="Таблица1.A1" office:value-type="string">
            <text:p text:style-name="P2"><text:span text:style-name="T13">In conclusion I’d like to say</text:span><text:span text:style-name="T12"> it is very interesting and at the same time</text:span><text:span text:style-name="T14"> </text:span><text:span text:style-name="T12">risky to start a business. </text:span><text:span text:style-name="T13">However</text:span><text:span text:style-name="T12">, this can become a lifelong affair and will</text:span><text:span text:style-name="T18"> </text:span><text:span text:style-name="T12">bring</text:span><text:span text:style-name="T17"> </text:span><text:span text:style-name="T13">not</text:span><text:span text:style-name="T16"> </text:span><text:span text:style-name="T13">only</text:span><text:span text:style-name="T19"> </text:span><text:span text:style-name="T12">profit,</text:span><text:span text:style-name="T15"> </text:span><text:span text:style-name="T13">but</text:span><text:span text:style-name="T16"> </text:span><text:span text:style-name="T13">also</text:span><text:span text:style-name="T17"> </text:span><text:span text:style-name="T12">pleasure.</text:span></text:p>
          </table:table-cell>
          <table:table-cell table:style-name="Таблица1.A1" office:value-type="string">
            <text:p text:style-name="P20">In conclusion I’d like to say</text:p>
            <text:p text:style-name="P21">However</text:p>
            <text:p text:style-name="P22"><text:span text:style-name="T13">not</text:span><text:span text:style-name="T16"> </text:span><text:span text:style-name="T13">only</text:span></text:p>
            <text:p text:style-name="P22"><text:span text:style-name="T13">but</text:span><text:span text:style-name="T16"> </text:span><text:span text:style-name="T13">also</text:span></text:p>
          </table:table-cell>
        </table:table-row>
      </table:table>
      <text:p text:style-name="P17" loext:marker-style-name="T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01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17</meta:editing-cycles>
    <meta:print-date>2019-02-05T16:20:00</meta:print-date>
    <meta:creation-date>2024-04-27T05:08:00</meta:creation-date>
    <dc:date>2024-05-13T23:24:46.779108693</dc:date>
    <meta:editing-duration>PT1H49M36S</meta:editing-duration>
    <meta:generator>LibreOffice/24.2.3.2$Linux_X86_64 LibreOffice_project/420$Build-2</meta:generator>
    <meta:document-statistic meta:table-count="1" meta:image-count="0" meta:object-count="0" meta:page-count="3" meta:paragraph-count="67" meta:word-count="767" meta:character-count="5144" meta:non-whitespace-character-count="4441"/>
    <meta:user-defined meta:name="AppVersion">15.0000</meta:user-defined>
    <meta:user-defined meta:name="Company">Hewlett-Packard</meta:user-defined>
    <meta:template xlink:type="simple" xlink:actuate="onRequest" xlink:title="Normal" xlink:href=""/>
  </office:meta>
</office:document-meta>
</file>